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6.923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3.159cm" fo:break-before="auto" style:use-optimal-row-height="true"/>
    </style:style>
    <style:style style:name="ro22" style:family="table-row">
      <style:table-row-properties style:row-height="2.316cm" fo:break-before="auto" style:use-optimal-row-height="true"/>
    </style:style>
    <style:style style:name="ro23" style:family="table-row">
      <style:table-row-properties style:row-height="5.396cm" fo:break-before="auto" style:use-optimal-row-height="true"/>
    </style:style>
    <style:style style:name="ro24" style:family="table-row">
      <style:table-row-properties style:row-height="4.711cm" fo:break-before="auto" style:use-optimal-row-height="true"/>
    </style:style>
    <style:style style:name="ro25" style:family="table-row">
      <style:table-row-properties style:row-height="6.376cm" fo:break-before="auto" style:use-optimal-row-height="true"/>
    </style:style>
    <style:style style:name="ro26" style:family="table-row">
      <style:table-row-properties style:row-height="2.427cm" fo:break-before="auto" style:use-optimal-row-height="true"/>
    </style:style>
    <style:style style:name="ro27" style:family="table-row">
      <style:table-row-properties style:row-height="9.008cm" fo:break-before="auto" style:use-optimal-row-height="true"/>
    </style:style>
    <style:style style:name="ro28" style:family="table-row">
      <style:table-row-properties style:row-height="4.445cm" fo:break-before="auto" style:use-optimal-row-height="true"/>
    </style:style>
    <style:style style:name="ro29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27T14:11:22.25">
            <text:p>0427 <text:s/>141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27T14:11:22.25">
            <text:p>0427 <text:s/>1411</text:p>
          </table:table-cell>
          <table:table-cell table:style-name="ce8" table:formula="of:=NOW()" office:value-type="date" office:date-value="2022-04-27T14:11:22.25">
            <text:p>0427 <text:s/>141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27T14:11:22.25">
            <text:p>0427 <text:s/>141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27T14:11:22.25">
            <text:p>0427 <text:s/>1411</text:p>
          </table:table-cell>
          <table:table-cell table:style-name="ce8" table:formula="of:=NOW()" office:value-type="date" office:date-value="2022-04-27T14:11:22.25">
            <text:p>0427 <text:s/>141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date" office:date-value="2022-04-25">
            <text:p>04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adzieścia czwartej kwiecień. / Księ-wiek : 22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رابع والعشرين من شهر أبريل \ الثان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24). (1) 곡우(4/20), 제 다섯 날. (2) 초후, 같이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od począdku na ścianie. &lt;1&gt; Padał, ale obaj tam byli. (2) Włorzyłem parasol nad nimi. (3) Po jedzenie pakietkowym, Kuro zeszla na ziemię. &lt;1&gt; Mike, ona kontynuowała jeść przez chwilę. A potem, wydaje się, że chce iść. &lt;2&gt; Przesuwam parasol, aby parasol znowu pokrył Mike'a. &lt;3&gt; ale, teraż wydaje się, że się boi. odchodzi tam, idzie wewnątrz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5" office:value-type="string" table:number-columns-spanned="3" table:number-rows-spanned="1">
            <text:p>시노 : (1) 연습. &lt;1&gt; 높은 소리의 구멍. 낮은 소리의 구멍. 양자를 계속해서 분다. &lt;2&gt; 입술이 형(形)을 바꾼다. 메끄럽게. 그 때문에의 연습. / 샤쿠 : (1) 소리 내기. &lt;1&gt; 소리, 하나 소리. 하나소리를 듣고 있는것만으로 기분 좋다. &lt;2&gt; 머리 안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55 : 인도네시아&gt; 반둥회의 마지막 날. &lt;1&gt; `평화 10 원칙` 채택. (2) &lt;1973 : 일본&gt; 국전 폭동. 수도권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4-26T14:44:14.38">
            <text:p>04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adzieścia piątej marca. (25/4) / Księwiek : 23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25). / 곡우(4/20), 제 여섯(6) 날. / 차후(次候), 제 하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خامس والعشرين من شهر أبريل \ <text:s text:c="2"/>الثالث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5" office:value-type="string" table:number-columns-spanned="3" table:number-rows-spanned="1">
            <text:p>UMsombuluko[ / amashumi amabili, ezinhlanu[dwadzies`cia-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Kuro. Najpierw, pozostaje[remain za ogrodzeniem wystającym. Nie przychodzi. &lt;1&gt; Włożyłem jedzenie na ścianie, najbardziej bliskie do ogrodzenia. Nie rusza[move się. <text:s/>(3) A potem, przychodzi. Nie je. Zeszła na ziemię. Masuję ją. (4) Później, położyłem[put ją do ściany. &lt;1&gt; Daję jej stałe[hard jedzenie. Nie je. Patrzy na mnie. (5) otwieram nowy pakiet jedzenia. Dalem jej. &lt;1&gt; Nie je dużo. Około jeden czwarty pakietu (jedna czwarta połowy[one-quarter-of-the-half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 office:value-type="date" office:date-value="2022-04-27T13:39:40.16">
            <text:p>04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ścia siódmej marca. (26/4) / Księwiek : 24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26). / 곡우(4/20), 제 일곱(7) 날. / 차후(4/25), 제 둘 날. / 공자력(孔子暦 BC552) 2574. 레닌력(レーニン生誕 AD1870) 152. 간교기념(元慶記念 AD878)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سادس والعشرين من شهر أبريل \ الرابع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koty : (1) Kuro. Najpierw, na ziemię. &lt;1&gt; Kiedy dotarłem do punktu, z dala od schodów, około połowy odległości między schodami a ścian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振り返ると、クロがいる。その少し前、微かに、「ニャ」、という鳴き声を、一筋、聞いたような気がしていた。（２）近寄る。クロは、動かない。撫でる。＜１＞足元を、普段のように、小刻みに、動く、坐る、を繰り返しながら、回る。私の足。脛の、外側あたり。顔や、肩、脇腹を、擦[こす]りつける。</text:p>
            <text:p>（３）「餌の壁」に、クロを抱いて、向かう。ミケは、すでに、鳴き始めていたか。＜１＞クロを、壁に上げる。その前に、私の胸を反らせて、その上に、クロを抱いて、腕に力を入れる。クロは、じっとしている。&lt;2&gt;やがて、クロを上に上げる。ミケは、しげく、鳴いている。</text:p>
            <text:p>（４）ペーストをあげようとして、バッグの中に手を入れる。補充していないことに気づく。＜１＞２匹を見上げて、「ごめん、また来るから、すぐ来るから」と声をかけ、自転車の方向へ、小走[こばし]る。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５）戻る。壁の下に立つ。ほどなく、ミケが、「突出」の後ろから、出てくる。ミケに、ペーストの半分、同時に、固形も、一掴み、あげる。＜２＞続いて、プールの西側へ向かう。</text:p>
            <text:p>（６）フェンスの中に、声をかける。「クロ、いるか？」＜１＞何度か呼ぶ。気配はない。＜２＞戻り始める。途上でも、その場その場の、フェンスの中へ、声を入れる。気配なし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27T14:11:18.93">
            <text:p>2022/4/27 14:11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9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7">2022/04/27</text:date>, <text:time>14:11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27T14:11:21.82</dc:date>
    <dc:creator>iwabuchi ken</dc:creator>
    <meta:editing-duration>P17DT18H43M21S</meta:editing-duration>
    <meta:editing-cycles>2443</meta:editing-cycles>
    <meta:generator>OpenOffice/4.1.3$Win32 OpenOffice.org_project/413m1$Build-9783</meta:generator>
    <meta:document-statistic meta:table-count="2" meta:cell-count="956" meta:object-count="0"/>
  </office:meta>
</office:document-meta>
</file>